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/>
    <style:style style:name="P3" style:parent-style-name="Textbody" style:list-style-name="LFO1" style:family="paragraph"/>
    <style:style style:name="P4" style:parent-style-name="Textbody" style:list-style-name="LFO1" style:family="paragraph"/>
    <style:style style:name="P5" style:parent-style-name="Textbody" style:list-style-name="LFO1" style:family="paragraph"/>
    <style:style style:name="P6" style:parent-style-name="Textbody" style:family="paragraph">
      <style:paragraph-properties fo:margin-left="0.5in">
        <style:tab-stops/>
      </style:paragraph-properties>
    </style:style>
    <style:style style:name="T7" style:parent-style-name="Domyślnaczcionkaakapitu" style:family="text">
      <style:text-properties style:font-name="pLiberation Serif" fo:font-size="10.5pt" style:font-size-asian="10.5pt"/>
    </style:style>
    <style:style style:name="P8" style:parent-style-name="Textbody" style:family="paragraph">
      <style:paragraph-properties fo:margin-left="0.5in">
        <style:tab-stops/>
      </style:paragraph-properties>
    </style:style>
    <style:style style:name="P9" style:parent-style-name="Textbody" style:family="paragraph">
      <style:paragraph-properties fo:margin-left="0.5in">
        <style:tab-stops/>
      </style:paragraph-properties>
    </style:style>
    <style:style style:name="P10" style:parent-style-name="Textbody" style:family="paragraph">
      <style:paragraph-properties fo:margin-left="0.5in">
        <style:tab-stops/>
      </style:paragraph-properties>
    </style:style>
    <style:style style:name="P11" style:parent-style-name="Textbody" style:family="paragraph">
      <style:paragraph-properties fo:margin-left="0.5in">
        <style:tab-stops/>
      </style:paragraph-properties>
    </style:style>
    <style:style style:name="P12" style:parent-style-name="Textbody" style:family="paragraph">
      <style:paragraph-properties fo:margin-left="0.5in">
        <style:tab-stops/>
      </style:paragraph-properties>
    </style:style>
    <style:style style:name="P13" style:parent-style-name="Textbody" style:family="paragraph">
      <style:paragraph-properties fo:margin-left="0.5in">
        <style:tab-stops/>
      </style:paragraph-properties>
    </style:style>
    <style:style style:name="P14" style:parent-style-name="Textbody" style:list-style-name="LFO3" style:family="paragraph"/>
    <style:style style:name="P15" style:parent-style-name="Textbody" style:list-style-name="LFO3" style:family="paragraph"/>
    <style:style style:name="P16" style:parent-style-name="Standard" style:family="paragraph">
      <style:text-properties style:font-name="pLiberation Serif" fo:font-size="10.5pt" style:font-size-asian="10.5pt"/>
    </style:style>
    <style:style style:name="P17" style:parent-style-name="Standard" style:family="paragraph">
      <style:text-properties style:font-name="pLiberation Serif" fo:font-size="10.5pt" style:font-size-asian="10.5pt"/>
    </style:style>
    <style:style style:name="P18" style:parent-style-name="Standard" style:family="paragraph">
      <style:text-properties style:font-name="pLiberation Serif" fo:font-size="10.5pt" style:font-size-asian="10.5pt"/>
    </style:style>
    <style:style style:name="P19" style:parent-style-name="Standard" style:family="paragraph">
      <style:text-properties style:font-name="pLiberation Serif" fo:font-size="10.5pt" style:font-size-asian="10.5pt"/>
    </style:style>
    <style:style style:name="P20" style:parent-style-name="Standard" style:family="paragraph">
      <style:text-properties style:font-name="pLiberation Serif" fo:font-size="10.5pt" style:font-size-asian="10.5p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Scenariusze użycia</text:p>
        </text:list-item>
        <text:list-item>
          <text:p text:style-name="P3">Potrzeby</text:p>
        </text:list-item>
        <text:list-item>
          <text:p text:style-name="P4">Historyjki użytkownika</text:p>
        </text:list-item>
        <text:list-item>
          <text:p text:style-name="P5">Przypadki użycia dla tej potrzeby</text:p>
        </text:list-item>
      </text:list>
      <text:p text:style-name="Textbody"/>
      <text:p text:style-name="P6"><text:span text:style-name="T7">1.<text:s/></text:span>Uczestnik kursu wypełnia ankietę po jego ukończeniu</text:p>
      <text:p text:style-name="P8"/>
      <text:p text:style-name="P9">2.<text:s/>Wyrażenie opinii uczestnika o kursie oraz wszystkich aspektach z nim <text:s/>związanych</text:p>
      <text:p text:style-name="P10"/>
      <text:p text:style-name="P11">3.<text:s/>Po zakończonym kursie<text:s/>uczestnik kursu otrzymuje ankietę do wypełnienia. Ankieta może być dostarczona przez instytucje zewnętrzną i wtedy nie jest ona widoczna w naszym systemie. Ankiety wewnętrzne można zobaczyć z poziomu aplikacji, ale będą one anonimowe<text:s/>– nie powiązane z kontem klienta</text:p>
      <text:p text:style-name="P12"/>
      <text:p text:style-name="P13">4.</text:p>
      <text:list text:style-name="LFO3" text:continue-numbering="true">
        <text:list-item>
          <text:p text:style-name="P14">Wypełnienie ankiety</text:p>
        </text:list-item>
        <text:list-item>
          <text:p text:style-name="P15">Zmiana statusu kursu</text:p>
        </text:list-item>
      </text:list>
      <text:p text:style-name="P16"/>
      <text:p text:style-name="P17"/>
      <text:p text:style-name="P18"/>
      <text:p text:style-name="P19"/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Liberation Serif" svg:font-family="pLiberation 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omasz Karman</dc:creator>
    <meta:creation-date>2018-04-10T07:24:00Z</meta:creation-date>
    <dc:date>2018-04-10T07:24:00Z</dc:date>
    <meta:template xlink:href="Normal.dotm" xlink:type="simple"/>
    <meta:editing-cycles>2</meta:editing-cycles>
    <meta:editing-duration>PT0S</meta:editing-duration>
    <meta:document-statistic meta:page-count="1" meta:paragraph-count="1" meta:word-count="81" meta:character-count="569" meta:row-count="4" meta:non-whitespace-character-count="489"/>
  </office:meta>
</office:document-meta>
</file>